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49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Silmaril Guardians|H</text:p>
          </table:table-cell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/>
          <table:table-cell table:style-name="ce3" office:value-type="string">
            <text:p>Blue Wizards</text:p>
          </table:table-cell>
          <table:table-cell table:style-name="ce3" table:number-columns-repeated="1004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style-name="Default"/>
          <table:table-cell table:number-columns-repeated="1013"/>
        </table:table-row>
        <table:table-row table:style-name="ro2">
          <table:table-cell office:value-type="string">
            <text:p>Silmaril Guardians|H</text:p>
          </table:table-cell>
          <table:table-cell table:number-columns-repeated="8"/>
          <table:table-cell table:style-name="Default"/>
          <table:table-cell table:style-name="ce4"/>
          <table:table-cell table:number-columns-repeated="1013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4"/>
          <table:table-cell table:number-columns-repeated="1012"/>
        </table:table-row>
        <table:table-row table:style-name="ro2">
          <table:table-cell office:value-type="string">
            <text:p>Assassin lair|H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office:value-type="string">
            <text:p>Sunwall|H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09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style-name="ce4"/>
          <table:table-cell table:number-columns-repeated="1008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office:value-type="string">
            <text:p>Sandworm Burrowers</text:p>
          </table:table-cell>
          <table:table-cell table:number-columns-repeated="16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office:value-type="string">
            <text:p>Blue Wizard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>
          <table:table-cell table:number-columns-repeated="28"/>
          <table:table-cell table:style-name="ce4"/>
          <table:table-cell table:number-columns-repeated="995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19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8-01T18:23:34</dc:date>
    <meta:editing-duration>PT10H19M18S</meta:editing-duration>
    <meta:editing-cycles>11</meta:editing-cycles>
    <meta:generator>OpenOffice.org/3.1$Linux OpenOffice.org_project/310m19$Build-9420</meta:gener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